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3ae778" officeooo:paragraph-rsid="003ae778"/>
    </style:style>
    <style:style style:name="P2" style:family="paragraph" style:parent-style-name="Standard">
      <style:text-properties officeooo:rsid="003d11d0" officeooo:paragraph-rsid="003d11d0"/>
    </style:style>
    <style:style style:name="P3" style:family="paragraph" style:parent-style-name="Standard">
      <style:text-properties officeooo:rsid="003ec486" officeooo:paragraph-rsid="003ec486"/>
    </style:style>
    <style:style style:name="P4" style:family="paragraph" style:parent-style-name="Standard">
      <style:text-properties officeooo:rsid="00403897" officeooo:paragraph-rsid="00405469"/>
    </style:style>
    <style:style style:name="P5" style:family="paragraph" style:parent-style-name="Standard">
      <style:text-properties officeooo:paragraph-rsid="004165f1"/>
    </style:style>
    <style:style style:name="P6" style:family="paragraph" style:parent-style-name="Heading_20_1" style:master-page-name="MP0">
      <style:paragraph-properties style:page-number="auto" fo:break-before="page"/>
    </style:style>
    <style:style style:name="P7" style:family="paragraph" style:parent-style-name="Heading_20_1">
      <style:text-properties officeooo:rsid="00390dc0" officeooo:paragraph-rsid="00390dc0"/>
    </style:style>
    <style:style style:name="T1" style:family="text">
      <style:text-properties officeooo:rsid="00390dc0"/>
    </style:style>
    <style:style style:name="T2" style:family="text">
      <style:text-properties officeooo:rsid="003b6725"/>
    </style:style>
    <style:style style:name="T3" style:family="text">
      <style:text-properties officeooo:rsid="003d11d0"/>
    </style:style>
    <style:style style:name="T4" style:family="text">
      <style:text-properties officeooo:rsid="003e1754"/>
    </style:style>
    <style:style style:name="T5" style:family="text">
      <style:text-properties officeooo:rsid="004092b4"/>
    </style:style>
    <style:style style:name="T6" style:family="text">
      <style:text-properties officeooo:rsid="004165f1"/>
    </style:style>
    <style:style style:name="T7" style:family="text">
      <style:text-properties officeooo:rsid="0043187f"/>
    </style:style>
    <style:style style:name="T8" style:family="text">
      <style:text-properties officeooo:rsid="0043729f"/>
    </style:style>
    <style:style style:name="T9" style:family="text">
      <style:text-properties officeooo:rsid="0046b280"/>
    </style:style>
    <style:style style:name="T10" style:family="text">
      <style:text-properties officeooo:rsid="004780e4"/>
    </style:style>
    <style:style style:name="T11" style:family="text">
      <style:text-properties officeooo:rsid="0049180a"/>
    </style:style>
    <style:style style:name="T12" style:family="text">
      <style:text-properties officeooo:rsid="0049e95c"/>
    </style:style>
    <style:style style:name="T13" style:family="text">
      <style:text-properties officeooo:rsid="00522acc"/>
    </style:style>
    <style:style style:name="T14" style:family="text">
      <style:text-properties officeooo:rsid="0054ff50"/>
    </style:style>
    <style:style style:name="T15" style:family="text">
      <style:text-properties officeooo:rsid="005a3875"/>
    </style:style>
    <style:style style:name="T16" style:family="text">
      <style:text-properties officeooo:rsid="005a76f2"/>
    </style:style>
    <style:style style:name="T17" style:family="text">
      <style:text-properties officeooo:rsid="005bf1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Part 4, Chapter <text:span text:style-name="T1">1</text:span><text:span text:style-name="T9">0</text:span></text:h>
      <text:h text:style-name="P7" text:outline-level="1">Security Review</text:h>
      <text:p text:style-name="P1">Digital <text:span text:style-name="T2">asset ownership is certainly more involved tha</text:span><text:span text:style-name="T10">n</text:span><text:span text:style-name="T2"> traditional finance. With the power of self-sovereign money comes a greater responsibility for users and a requirement that they take security into their own hands. </text:span><text:span text:style-name="T3">Thankfully, we’ve learned a myriad of techniques for understanding security throughout this book.</text:span></text:p>
      <text:p text:style-name="P1"/>
      <text:p text:style-name="P2">First, we’ve covered the basics of asset ownership with private key formats and control models. The differences between self-custody and <text:span text:style-name="T13">managed-</text:span>custody solutions inform the security approach we must take. Ultimately, private keys are the core of crypto ownership, and guarding those keys is the core of security. <text:span text:style-name="T4">For exchange accounts, we trust a custodian to manage the keys for us – trading off convenience and, </text:span><text:span text:style-name="T15">hopefully, </text:span><text:span text:style-name="T4">expertise for the price of </text:span><text:span text:style-name="T14">reduced self-sovereignty</text:span><text:span text:style-name="T4">. This approach requires a more traditional form of security that is applied to our online accounts. Managing passwords, 2FA, and email hygiene keep</text:span><text:span text:style-name="T11">s</text:span><text:span text:style-name="T4"> us safe in that regard. </text:span></text:p>
      <text:p text:style-name="P2"/>
      <text:p text:style-name="P3">For self-sovereign crypto management, we can use various forms of non-custodial wallets. Hot wallets give us the flexibility of everyday spending, and the ability to run full nodes and support the network. These wallets, while somewhat vulnerable to attack, offer a reasonable level of security for everyday use. Hardware or cold wallets are the pinnacle of security for most users; specialized devices that keep your keys safe offline and sign transactions away from prying eyes. Whichever wallet type we choose, proper key backups protect us from the loss of the original, and are hardened against fire, flood, and forgetfulness. </text:p>
      <text:p text:style-name="P3"/>
      <text:p text:style-name="P4">Finally, we’<text:span text:style-name="T5">ve</text:span> reviewed the many possible threats that seek to steal your coins. <text:span text:style-name="T5">Social engineering remains one of the most </text:span><text:soft-page-break/><text:span text:style-name="T5">common avenues of attack, since it’s easier to trick someone than to compromise systems in many cases. Next, we’ve covered malware threats that seek your keys and coins by compromising the software on your PC. And finally, </text:span><text:span text:style-name="T12">we’ve discussed</text:span><text:span text:style-name="T5"> mistakes – the ways we can lose our own keys due to carelessness or simple human nature. </text:span></text:p>
      <text:p text:style-name="P4"/>
      <text:p text:style-name="P5"><text:span text:style-name="T6">This book has covered a wide variety of security recommendations for all of the most common types of crypto wallets, from exchanges to hardware. I hope that you’ve walked away with not only a set of practices, but a deeper understanding of why these practices are designed in the first place. Knowledge of the principles of security will help you put these guidelines into practice, with a keen eye towards your own risks and needs. </text:span><text:span text:style-name="T7">The cryptocurrency landscape, like that of most technology, is evolving rapidly. New methods of attack are being invented, and mitigation steps just behind them. </text:span><text:span text:style-name="T16">This book is a general guide to understanding and implementing crypto asset security, but </text:span><text:span text:style-name="T17">can’t cover every possible scenario</text:span><text:span text:style-name="T16">. It’s </text:span><text:span text:style-name="T17">up to you </text:span><text:span text:style-name="T16">to learn from many sources and stay up-to-date as the space evolves. </text:span><text:span text:style-name="T7">With the proper training, all of us can stay aware and help develop sound security hygien</text:span><text:span text:style-name="T8">e</text:span><text:span text:style-name="T7">. </text:span><text:span text:style-name="T8">Maintaining our own digital sovereignty is key in this fascinating and powerful world of cryptocurrency technology.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5T14:15:08.117000000</dc:date>
    <meta:editing-cycles>68</meta:editing-cycles>
    <meta:editing-duration>PT2H45M14S</meta:editing-duration>
    <meta:document-statistic meta:table-count="0" meta:image-count="0" meta:object-count="0" meta:page-count="2" meta:paragraph-count="7" meta:word-count="492" meta:character-count="3100" meta:non-whitespace-character-count="2609"/>
    <meta:template xlink:type="simple" xlink:actuate="onRequest" xlink:title="" xlink:href="Normal.dotm"/>
  </office:meta>
</office:document-meta>
</file>